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6cm" fo:min-width="6cm" fo:wrap-option="no-wrap"/>
      <style:paragraph-properties style:writing-mode="lr-tb"/>
    </style:style>
    <style:style style:name="gr2" style:family="graphic" style:parent-style-name="standard">
      <style:graphic-properties draw:textarea-horizontal-align="left" draw:textarea-vertical-align="top" draw:auto-grow-height="false" fo:min-height="3.5cm" fo:min-width="6cm"/>
      <style:paragraph-properties style:writing-mode="lr-tb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left" draw:textarea-vertical-align="top" draw:auto-grow-height="false" fo:min-height="6cm" fo:min-width="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38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5cm" svg:height="6.25cm" svg:x="1.75cm" svg:y="10.5cm">
          <text:p text:style-name="P1"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line-break/><text:span text:style-name="T2"># </text:span><text:span text:style-name="T2">id</text:span><text:span text:style-name="T2"><text:tab/></text:span><text:span text:style-name="T2"><text:tab/></text:span><text:span text:style-name="T2"><text:tab/></text:span><text:span text:style-name="T2">in</text:span><text:span text:style-name="T2">t</text:span><text:span text:style-name="T2"><text:line-break/></text:span><text:span text:style-name="T2">* </text:span><text:span text:style-name="T2">c</text:span><text:span text:style-name="T2">u</text:span><text:span text:style-name="T2">st</text:span><text:span text:style-name="T2">_i</text:span><text:span text:style-name="T2">d</text:span><text:span text:style-name="T2"><text:tab/></text:span><text:span text:style-name="T2"><text:tab/></text:span><text:span text:style-name="T2">in</text:span><text:span text:style-name="T2">t</text:span><text:span text:style-name="T2"><text:tab/></text:span><text:span text:style-name="T2">F</text:span><text:span text:style-name="T2"><text:line-break/></text:span><text:span text:style-name="T2"> <text:s/></text:span><text:span text:style-name="T2">ro</text:span><text:span text:style-name="T2">o</text:span><text:span text:style-name="T2">m</text:span><text:span text:style-name="T2">_</text:span><text:span text:style-name="T2">n</text:span><text:span text:style-name="T2">o</text:span><text:span text:style-name="T2"><text:tab/></text:span><text:span text:style-name="T2"><text:tab/></text:span><text:span text:style-name="T2">in</text:span><text:span text:style-name="T2">t</text:span><text:span text:style-name="T2"><text:tab/></text:span><text:span text:style-name="T2">F</text:span><text:span text:style-name="T2"><text:line-break/></text:span><text:span text:style-name="T2">* </text:span><text:span text:style-name="T2">c</text:span><text:span text:style-name="T2">h</text:span><text:span text:style-name="T2">e</text:span><text:span text:style-name="T2">c</text:span><text:span text:style-name="T2">ki</text:span><text:span text:style-name="T2">n</text:span><text:span text:style-name="T2">_</text:span><text:span text:style-name="T2">d</text:span><text:span text:style-name="T2">at</text:span><text:span text:style-name="T2">e</text:span><text:span text:style-name="T2"><text:tab/></text:span><text:span text:style-name="T2">d</text:span><text:span text:style-name="T2">at</text:span><text:span text:style-name="T2">e</text:span><text:span text:style-name="T2"><text:line-break/></text:span><text:span text:style-name="T2"> <text:s/></text:span><text:span text:style-name="T2">c</text:span><text:span text:style-name="T2">h</text:span><text:span text:style-name="T2">e</text:span><text:span text:style-name="T2">c</text:span><text:span text:style-name="T2">k</text:span><text:span text:style-name="T2">o</text:span><text:span text:style-name="T2">ut</text:span><text:span text:style-name="T2">_</text:span><text:span text:style-name="T2">d</text:span><text:span text:style-name="T2">at</text:span><text:span text:style-name="T2">e</text:span><text:span text:style-name="T2"><text:tab/></text:span><text:span text:style-name="T2">d</text:span><text:span text:style-name="T2">at</text:span><text:span text:style-name="T2">e</text:span><text:span text:style-name="T2"><text:line-break/></text:span><text:span text:style-name="T2"> <text:s/></text:span><text:span text:style-name="T2">n</text:span><text:span text:style-name="T2">o</text:span><text:span text:style-name="T2">_</text:span><text:span text:style-name="T2">g</text:span><text:span text:style-name="T2">u</text:span><text:span text:style-name="T2">e</text:span><text:span text:style-name="T2">st</text:span><text:span text:style-name="T2">s</text:span><text:span text:style-name="T2"><text:tab/></text:span><text:span text:style-name="T2"><text:tab/></text:span><text:span text:style-name="T2">in</text:span><text:span text:style-name="T2">t</text:span><text:span text:style-name="T2"><text:line-break/></text:span><text:span text:style-name="T2"> <text:s/></text:span><text:span text:style-name="T2">b</text:span><text:span text:style-name="T2">o</text:span><text:span text:style-name="T2">o</text:span><text:span text:style-name="T2">ki</text:span><text:span text:style-name="T2">n</text:span><text:span text:style-name="T2">g</text:span><text:span text:style-name="T2">_</text:span><text:span text:style-name="T2">d</text:span><text:span text:style-name="T2">at</text:span><text:span text:style-name="T2">e</text:span><text:span text:style-name="T2"><text:tab/></text:span><text:span text:style-name="T2">d</text:span><text:span text:style-name="T2">at</text:span><text:span text:style-name="T2">e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ustom-shape draw:name="invoices" draw:style-name="gr2" draw:text-style-name="P3" draw:layer="layout" svg:width="6.5cm" svg:height="3.75cm" svg:x="1.75cm" svg:y="1.5cm">
          <text:p text:style-name="P3"><text:span text:style-name="T1">invoices</text:span><text:line-break/><text:span text:style-name="T2"># id</text:span><text:span text:style-name="T2"><text:tab/></text:span><text:span text:style-name="T2"><text:tab/></text:span><text:span text:style-name="T2"><text:tab/></text:span><text:span text:style-name="T2">int</text:span><text:span text:style-name="T2"><text:line-break/></text:span><text:span text:style-name="T2">* res_id</text:span><text:span text:style-name="T2"><text:tab/></text:span><text:span text:style-name="T2"><text:tab/></text:span><text:span text:style-name="T2">int</text:span><text:span text:style-name="T2"><text:tab/></text:span><text:span text:style-name="T2">F</text:span><text:span text:style-name="T2"><text:line-break/></text:span><text:span text:style-name="T2"> <text:s/>total</text:span><text:span text:style-name="T2"><text:tab/></text:span><text:span text:style-name="T2"><text:tab/></text:span><text:span text:style-name="T2"><text:tab/></text:span><text:span text:style-name="T2">num</text:span><text:span text:style-name="T2"><text:line-break/></text:span><text:span text:style-name="T2"> <text:s/>invoice_date</text:span><text:span text:style-name="T2"><text:tab/></text:span><text:span text:style-name="T2">date</text:span><text:span text:style-name="T2"><text:line-break/></text:span><text:span text:style-name="T2"> <text:s/>paid</text:span><text:span text:style-name="T2"><text:tab/></text:span><text:span text:style-name="T2"><text:tab/></text:span><text:span text:style-name="T2"><text:tab/></text:span><text:span text:style-name="T2">boo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5.75cm" svg:x2="5cm" svg:y2="10.5cm">
          <text:p/>
        </draw:line>
        <draw:g>
          <draw:line draw:style-name="gr3" draw:text-style-name="P4" draw:layer="layout" svg:x1="4.987cm" svg:y1="5.75cm" svg:x2="4.987cm" svg:y2="5.25cm">
            <text:p/>
          </draw:line>
          <draw:line draw:style-name="gr3" draw:text-style-name="P4" draw:layer="layout" svg:x1="4.987cm" svg:y1="5.75cm" svg:x2="5.237cm" svg:y2="5.25cm">
            <text:p/>
          </draw:line>
          <draw:line draw:style-name="gr3" draw:text-style-name="P4" draw:layer="layout" svg:x1="4.75cm" svg:y1="5.26cm" svg:x2="5cm" svg:y2="5.76cm">
            <text:p/>
          </draw:line>
        </draw:g>
        <draw:custom-shape draw:style-name="gr4" draw:text-style-name="P5" draw:layer="layout" svg:width="0.25cm" svg:height="0.25cm" svg:x="4.868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5cm" svg:height="6.25cm" svg:x="13.25cm" svg:y="10.5cm">
          <text:p text:style-name="P1"><text:span text:style-name="T1">customers</text:span><text:line-break/><text:span text:style-name="T2"># id</text:span><text:span text:style-name="T2"><text:tab/></text:span><text:span text:style-name="T2"><text:tab/></text:span><text:span text:style-name="T2"><text:tab/></text:span><text:span text:style-name="T2">int</text:span><text:span text:style-name="T2"><text:line-break/></text:span><text:span text:style-name="T2">* name</text:span><text:span text:style-name="T2"><text:tab/></text:span><text:span text:style-name="T2"><text:tab/></text:span><text:span text:style-name="T2">text</text:span><text:span text:style-name="T2"><text:line-break/></text:span><text:span text:style-name="T2">* email</text:span><text:span text:style-name="T2"><text:tab/></text:span><text:span text:style-name="T2"><text:tab/></text:span><text:span text:style-name="T2">text</text:span><text:span text:style-name="T2"><text:line-break/></text:span><text:span text:style-name="T2"> <text:s/>phone</text:span><text:span text:style-name="T2"><text:tab/></text:span><text:span text:style-name="T2"><text:tab/></text:span><text:span text:style-name="T2">text</text:span><text:span text:style-name="T2"><text:line-break/></text:span><text:span text:style-name="T2"> <text:s/>address</text:span><text:span text:style-name="T2"><text:tab/></text:span><text:span text:style-name="T2"><text:tab/></text:span><text:span text:style-name="T2">text</text:span><text:span text:style-name="T2"><text:line-break/></text:span><text:span text:style-name="T2"> <text:s/>city</text:span><text:span text:style-name="T2"><text:tab/></text:span><text:span text:style-name="T2"><text:tab/></text:span><text:span text:style-name="T2"><text:tab/></text:span><text:span text:style-name="T2">text</text:span><text:span text:style-name="T2"><text:line-break/></text:span><text:span text:style-name="T2"> <text:s/>postcode</text:span><text:span text:style-name="T2"><text:tab/></text:span><text:span text:style-name="T2"><text:tab/></text:span><text:span text:style-name="T2">text</text:span><text:span text:style-name="T2"><text:line-break/></text:span><text:span text:style-name="T2"> <text:s/>country</text:span><text:span text:style-name="T2"><text:tab/></text:span><text:span text:style-name="T2"><text:tab/></text:span><text:span text:style-name="T2">tex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75cm" svg:y1="13.5cm" svg:x2="13.25cm" svg:y2="13.5cm">
          <text:p/>
        </draw:line>
        <draw:g>
          <draw:line draw:style-name="gr3" draw:text-style-name="P4" draw:layer="layout" svg:x1="8.75cm" svg:y1="13.5cm" svg:x2="8.25cm" svg:y2="13.5cm">
            <text:p/>
          </draw:line>
          <draw:line draw:style-name="gr3" draw:text-style-name="P4" draw:layer="layout" svg:x1="8.75cm" svg:y1="13.5cm" svg:x2="8.25cm" svg:y2="13.25cm">
            <text:p/>
          </draw:line>
          <draw:line draw:style-name="gr3" draw:text-style-name="P4" draw:layer="layout" svg:x1="8.26cm" svg:y1="13.737cm" svg:x2="8.76cm" svg:y2="13.487cm">
            <text:p/>
          </draw:line>
        </draw:g>
        <draw:custom-shape draw:style-name="gr4" draw:text-style-name="P5" draw:layer="layout" svg:width="0.25cm" svg:height="0.25cm" svg:x="12.75cm" svg:y="1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invoices 1" draw:style-name="gr2" draw:text-style-name="P2" draw:layer="layout" svg:width="6.5cm" svg:height="3.75cm" svg:x="1.75cm" svg:y="21.5cm">
          <text:p text:style-name="P1"><text:span text:style-name="T1">rooms</text:span><text:line-break/><text:span text:style-name="T2"># room_no</text:span><text:span text:style-name="T2"><text:tab/></text:span><text:span text:style-name="T2"><text:tab/></text:span><text:span text:style-name="T2">int</text:span><text:span text:style-name="T2"><text:line-break/></text:span><text:span text:style-name="T2">* rate</text:span><text:span text:style-name="T2"><text:tab/></text:span><text:span text:style-name="T2"><text:tab/></text:span><text:span text:style-name="T2"><text:tab/></text:span><text:span text:style-name="T2">num</text:span><text:span text:style-name="T2"><text:line-break/></text:span><text:span text:style-name="T2"> <text:s/>room_type</text:span><text:span text:style-name="T2"><text:tab/></text:span><text:span text:style-name="T2"><text:tab/></text:span><text:span text:style-name="T2">text</text:span><text:span text:style-name="T2"><text:tab/></text:span><text:span text:style-name="T2">F</text:span><text:span text:style-name="T2"><text:line-break/></text:span><text:span text:style-name="T2"> <text:s/>no_guests</text:span><text:span text:style-name="T2"><text:tab/></text:span><text:span text:style-name="T2"><text:tab/></text:span><text:span text:style-name="T2">int</text:span></text:p>
          <draw:enhanced-geometry svg:viewBox="0 0 21600 21600" draw:type="rectangle" draw:enhanced-path="M 0 0 L 21600 0 21600 21600 0 21600 0 0 Z N"/>
        </draw:custom-shape>
        <draw:custom-shape draw:name="invoices 2" draw:style-name="gr2" draw:text-style-name="P2" draw:layer="layout" svg:width="6.5cm" svg:height="3.75cm" svg:x="13.25cm" svg:y="21.5cm">
          <text:p text:style-name="P1">room_types<text:line-break/><text:span text:style-name="T2">* room_type</text:span><text:span text:style-name="T2"><text:tab/></text:span><text:span text:style-name="T2"><text:tab/></text:span><text:span text:style-name="T2">text</text:span><text:span text:style-name="T2"><text:line-break/></text:span><text:span text:style-name="T2"> <text:s/>def_rate</text:span><text:span text:style-name="T2"><text:tab/></text:span><text:span text:style-name="T2"><text:tab/></text:span><text:span text:style-name="T2">num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16.75cm" svg:x2="5cm" svg:y2="21.5cm">
          <text:p/>
        </draw:line>
        <draw:g>
          <draw:line draw:style-name="gr3" draw:text-style-name="P4" draw:layer="layout" svg:x1="5cm" svg:y1="17.25cm" svg:x2="5cm" svg:y2="16.75cm">
            <text:p/>
          </draw:line>
          <draw:line draw:style-name="gr3" draw:text-style-name="P4" draw:layer="layout" svg:x1="5cm" svg:y1="17.25cm" svg:x2="4.75cm" svg:y2="16.75cm">
            <text:p/>
          </draw:line>
          <draw:line draw:style-name="gr3" draw:text-style-name="P4" draw:layer="layout" svg:x1="5.237cm" svg:y1="16.76cm" svg:x2="4.987cm" svg:y2="17.26cm">
            <text:p/>
          </draw:line>
        </draw:g>
        <draw:custom-shape draw:style-name="gr4" draw:text-style-name="P5" draw:layer="layout" svg:width="0.25cm" svg:height="0.25cm" svg:x="4.8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75cm" svg:y1="23.353cm" svg:x2="13.25cm" svg:y2="23.353cm">
          <text:p/>
        </draw:line>
        <draw:g>
          <draw:line draw:style-name="gr3" draw:text-style-name="P4" draw:layer="layout" svg:x1="8.75cm" svg:y1="23.353cm" svg:x2="8.25cm" svg:y2="23.353cm">
            <text:p/>
          </draw:line>
          <draw:line draw:style-name="gr3" draw:text-style-name="P4" draw:layer="layout" svg:x1="8.75cm" svg:y1="23.353cm" svg:x2="8.25cm" svg:y2="23.103cm">
            <text:p/>
          </draw:line>
          <draw:line draw:style-name="gr3" draw:text-style-name="P4" draw:layer="layout" svg:x1="8.26cm" svg:y1="23.59cm" svg:x2="8.76cm" svg:y2="23.34cm">
            <text:p/>
          </draw:line>
        </draw:g>
        <draw:custom-shape draw:style-name="gr4" draw:text-style-name="P5" draw:layer="layout" svg:width="0.25cm" svg:height="0.25cm" svg:x="12.75cm" svg:y="2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7.869cm" svg:height="5.299cm" svg:x="11.25cm" svg:y="2cm">
          <draw:text-box>
            <text:p>Hotel Booking System</text:p>
            <text:p/>
            <text:p>Table Diagram</text:p>
            <text:p/>
            <text:p><text:span text:style-name="T3">Key:</text:span><text:span text:style-name="T3"><text:line-break/></text:span><text:span text:style-name="T3">#</text:span><text:span text:style-name="T3"><text:tab/></text:span><text:span text:style-name="T3">Primary key column</text:span><text:span text:style-name="T3"><text:line-break/></text:span><text:span text:style-name="T3">*</text:span><text:span text:style-name="T3"><text:tab/></text:span><text:span text:style-name="T3">Mandatory (not null) column</text:span><text:span text:style-name="T3"><text:line-break/></text:span><text:span text:style-name="T3">F</text:span><text:span text:style-name="T3"><text:tab/></text:span><text:span text:style-name="T3">Foreign key colum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Keith Bremer</meta:initial-creator>
    <meta:creation-date>2023-01-14T17:07:50.821594647</meta:creation-date>
    <dc:date>2023-01-15T18:09:46.328408645</dc:date>
    <dc:creator>Keith Bremer</dc:creator>
    <meta:editing-duration>PT9M55S</meta:editing-duration>
    <meta:editing-cycles>2</meta:editing-cycles>
    <meta:generator>LibreOffice/7.3.7.2$Linux_X86_64 LibreOffice_project/30$Build-2</meta:generator>
    <meta:document-statistic meta:object-count="30"/>
  </office:meta>
</office:document-meta>
</file>